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content.xml" manifest:media-type="text/xml"/>
  <manifest:file-entry manifest:full-path="settings.xml" manifest:media-type="text/xml"/>
  <manifest:file-entry manifest:full-path="style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gu 1C" svg:font-family="'Migu 1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automatic-styles>
    <style:style style:name="P1" style:family="paragraph" style:parent-style-name="Heading_20_1">
      <style:text-properties officeooo:rsid="0003986a" officeooo:paragraph-rsid="0003986a"/>
    </style:style>
    <style:style style:name="P2" style:family="paragraph" style:parent-style-name="Text_20_body">
      <style:text-properties officeooo:paragraph-rsid="0003986a"/>
    </style:style>
    <style:style style:name="P3" style:family="paragraph" style:parent-style-name="Title">
      <style:text-properties officeooo:rsid="0003986a" officeooo:paragraph-rsid="0003986a"/>
    </style:style>
    <style:style style:name="T1" style:family="text">
      <style:text-properties officeooo:rsid="0003986a"/>
    </style:style>
    <style:style style:name="T2" style:family="text">
      <style:text-properties officeooo:rsid="000414f1"/>
    </style:style>
    <style:style style:name="T3" style:family="text">
      <style:text-properties fo:font-style="italic" officeooo:rsid="000414f1" style:font-style-asian="italic" style:font-style-complex="italic"/>
    </style: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Archimedes Mouse <text:span text:style-name="T2">Series</text:span></text:p>
      <text:p text:style-name="P3">Development &amp; Design Guide</text:p>
      <text:h text:style-name="P1" text:outline-level="1">Intro</text:h>
      <text:p text:style-name="P2"><text:tab/><text:span text:style-name="T1">This document is designed as a resource, guide, and an outline for contributors and developers of the Archimedes Mouse (</text:span><text:span text:style-name="T2">AM</text:span><text:span text:style-name="T3">x</text:span><text:span text:style-name="T1">) product from Midstall Software.</text:span></text:p>
      <text:p text:style-name="P2"/>
      <text:h text:style-name="P1" text:outline-level="1">Development Phases</text:h>
      <text:p text:style-name="P2"><text:tab/><text:span text:style-name="T1">The AM is expected to be developed in three phases, 1 thru 3. Each phase has a name and a 3 letter abbreviation. Phase 1 is known as the IDS (Integrated Development Setup) phase, this involves a Raspberry Pi with the optical sensor and buttons connected on a breadboard to the Pi’s GPIO pins. The phase is known as the IDS because it involves development and testing on the same hardware and environment. This allows for rapid development and testing the logic and I/O of the firmware when interacting with the buttons and optical sensor.</text:span></text:p>
      <text:p text:style-name="P2"><text:tab/><text:span text:style-name="T1">Phase 2, known as the EPE (Embedded Prototype Environment) phase, involves the same breadboard setup as the IDS phase. However, the Raspberry Pi has been replaced with the ESP32-H2-DevKit-1 MCU. This phase is known as the EPE as it allows for prototyping and testing the firmware in a near-production setup. This phase allows for testing communication between the mouse and a computer.</text:span></text:p>
      <text:p text:style-name="P2"><text:tab/><text:span text:style-name="T1">The final development phase is phase 3, known as the APU (Assembled Prototype Unit). This phase is the mouse fully assembled with a 3-D printed shell and an ESP8684-MINI-1 MCU. This phase allows for getting a feel of the mouse and iteration of the shell. Factors such as weight and size can be judges and improved in this phase.</text:span></text:p>
      <text:p text:style-name="P2"><text:tab/><text:span text:style-name="T1">Each of the AM hardware revision may iterate through one or more of these phases. However, each revision must go through phase 3 to validate the design quality and device operations are within specifications. </text:span><text:span text:style-name="T2">Things such as changing input sensor (optical sensor or buttons) require the revision to start with the IDS phase to validate the sensor or buttons are working with the firmware’s current revision. However, changing the MCU requires the revision to go through the EPE phase first before the APU phase. This is to ensure the MCU and firmware are operating within the expected parameters of the device’s revision. Changing the shell may only require testing the APU phase as none of the other components were modified in the revision.</text:span></text:p>
      <text:p text:style-name="P2"><text:tab/><text:span text:style-name="T2">As the AMx mouse develops each model and revision, a spreadsheet will be kept of the current progress Midstall Software is currently investing development in. This allows for contributors and other developers to be on the same track. This spreadsheet will be kept in the Archimedes Hardware GitHub organization’s mouse repository under the “docs” folder.</text:span></text:p>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Migu 1C" svg:font-family="'Migu 1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en" fo:country="US" style:letter-kerning="true" style:font-name-asian="Migu 1C" style:font-size-asian="10.5pt" style:language-asian="ja" style:country-asian="JP"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en" fo:country="US" style:letter-kerning="true" style:font-name-asian="Migu 1C" style:font-size-asian="10.5pt" style:language-asian="ja" style:country-asian="JP"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Migu 1C" style:font-family-asian="'Migu 1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8pt" fo:font-weight="bold" style:font-size-asian="18pt" style:font-weight-asian="bold" style:font-size-complex="18pt" style:font-weight-complex="bold"/>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Them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10-23T11:14:24.288933933</meta:creation-date>
    <dc:date>2023-10-23T11:31:12.656777891</dc:date>
    <meta:editing-duration>PT16M47S</meta:editing-duration>
    <meta:editing-cycles>2</meta:editing-cycles>
    <meta:generator>LibreOffice/7.6.2.1$Linux_AARCH64 LibreOffice_project/56f7684011345957bbf33a7ee678afaf4d2ba333</meta:generator>
    <meta:document-statistic meta:table-count="0" meta:image-count="0" meta:object-count="0" meta:page-count="1" meta:paragraph-count="10" meta:word-count="428" meta:character-count="2580" meta:non-whitespace-character-count="2156"/>
  </office:meta>
</office:document-meta>
</file>